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Preformatted_20_Text" style:list-style-name="L5"/>
    <style:style style:name="P4" style:family="paragraph" style:parent-style-name="Preformatted_20_Text" style:list-style-name="L6"/>
    <style:style style:name="P5" style:family="paragraph" style:parent-style-name="Preformatted_20_Text" style:list-style-name="L7"/>
    <style:style style:name="P6" style:family="paragraph" style:parent-style-name="Preformatted_20_Text" style:list-style-name="L8"/>
    <style:style style:name="P7" style:family="paragraph" style:parent-style-name="Preformatted_20_Text" style:list-style-name="L9"/>
    <style:style style:name="P8" style:family="paragraph" style:parent-style-name="Preformatted_20_Text" style:list-style-name="L10"/>
    <style:style style:name="P9" style:family="paragraph" style:parent-style-name="Preformatted_20_Text" style:list-style-name="L11"/>
    <style:style style:name="P10" style:family="paragraph" style:parent-style-name="Preformatted_20_Text" style:list-style-name="L12"/>
    <style:style style:name="P11" style:family="paragraph" style:parent-style-name="Preformatted_20_Text" style:list-style-name="L13"/>
    <style:style style:name="P12" style:family="paragraph" style:parent-style-name="Preformatted_20_Text" style:list-style-name="L14"/>
    <style:style style:name="P13" style:family="paragraph" style:parent-style-name="Preformatted_20_Text" style:list-style-name="L15"/>
    <style:style style:name="P14" style:family="paragraph" style:parent-style-name="Preformatted_20_Text" style:list-style-name="L16"/>
    <style:style style:name="P15" style:family="paragraph" style:parent-style-name="Preformatted_20_Text" style:list-style-name="L17"/>
    <style:style style:name="P16" style:family="paragraph" style:parent-style-name="Preformatted_20_Text" style:list-style-name="L18"/>
    <style:style style:name="P17" style:family="paragraph" style:parent-style-name="Preformatted_20_Text" style:list-style-name="L19"/>
    <style:style style:name="P18" style:family="paragraph" style:parent-style-name="Preformatted_20_Text" style:list-style-name="L20"/>
    <style:style style:name="P19" style:family="paragraph" style:parent-style-name="Preformatted_20_Text" style:list-style-name="L21"/>
    <style:style style:name="P20" style:family="paragraph" style:parent-style-name="Preformatted_20_Text" style:list-style-name="L22"/>
    <style:style style:name="P21" style:family="paragraph" style:parent-style-name="Preformatted_20_Text" style:list-style-name="L23"/>
    <style:style style:name="P22" style:family="paragraph" style:parent-style-name="Preformatted_20_Text" style:list-style-name="L24"/>
    <style:style style:name="P23" style:family="paragraph" style:parent-style-name="Preformatted_20_Text" style:list-style-name="L9">
      <style:paragraph-properties style:writing-mode="lr-tb"/>
    </style:style>
    <style:style style:name="P24" style:family="paragraph" style:parent-style-name="Preformatted_20_Text" style:list-style-name="L5">
      <style:paragraph-properties fo:margin-top="0cm" fo:margin-bottom="0.499cm" style:writing-mode="lr-tb"/>
    </style:style>
    <style:style style:name="P25" style:family="paragraph" style:parent-style-name="Preformatted_20_Text" style:list-style-name="L6">
      <style:paragraph-properties fo:margin-top="0cm" fo:margin-bottom="0.499cm" style:writing-mode="lr-tb"/>
    </style:style>
    <style:style style:name="P26" style:family="paragraph" style:parent-style-name="Preformatted_20_Text" style:list-style-name="L7">
      <style:paragraph-properties fo:margin-top="0cm" fo:margin-bottom="0.499cm" style:writing-mode="lr-tb"/>
    </style:style>
    <style:style style:name="P27" style:family="paragraph" style:parent-style-name="Preformatted_20_Text" style:list-style-name="L8">
      <style:paragraph-properties fo:margin-top="0cm" fo:margin-bottom="0.499cm" style:writing-mode="lr-tb"/>
    </style:style>
    <style:style style:name="P28" style:family="paragraph" style:parent-style-name="Preformatted_20_Text" style:list-style-name="L9">
      <style:paragraph-properties fo:margin-top="0cm" fo:margin-bottom="0.499cm" style:writing-mode="lr-tb"/>
    </style:style>
    <style:style style:name="P29" style:family="paragraph" style:parent-style-name="Preformatted_20_Text" style:list-style-name="L10">
      <style:paragraph-properties fo:margin-top="0cm" fo:margin-bottom="0.499cm" style:writing-mode="lr-tb"/>
    </style:style>
    <style:style style:name="P30" style:family="paragraph" style:parent-style-name="Preformatted_20_Text" style:list-style-name="L11">
      <style:paragraph-properties fo:margin-top="0cm" fo:margin-bottom="0.499cm" style:writing-mode="lr-tb"/>
    </style:style>
    <style:style style:name="P31" style:family="paragraph" style:parent-style-name="Preformatted_20_Text" style:list-style-name="L12">
      <style:paragraph-properties fo:margin-top="0cm" fo:margin-bottom="0.499cm" style:writing-mode="lr-tb"/>
    </style:style>
    <style:style style:name="P32" style:family="paragraph" style:parent-style-name="Preformatted_20_Text" style:list-style-name="L13">
      <style:paragraph-properties fo:margin-top="0cm" fo:margin-bottom="0.499cm" style:writing-mode="lr-tb"/>
    </style:style>
    <style:style style:name="P33" style:family="paragraph" style:parent-style-name="Preformatted_20_Text" style:list-style-name="L14">
      <style:paragraph-properties fo:margin-top="0cm" fo:margin-bottom="0.499cm" style:writing-mode="lr-tb"/>
    </style:style>
    <style:style style:name="P34" style:family="paragraph" style:parent-style-name="Preformatted_20_Text" style:list-style-name="L15">
      <style:paragraph-properties fo:margin-top="0cm" fo:margin-bottom="0.499cm" style:writing-mode="lr-tb"/>
    </style:style>
    <style:style style:name="P35" style:family="paragraph" style:parent-style-name="Preformatted_20_Text" style:list-style-name="L16">
      <style:paragraph-properties fo:margin-top="0cm" fo:margin-bottom="0.499cm" style:writing-mode="lr-tb"/>
    </style:style>
    <style:style style:name="P36" style:family="paragraph" style:parent-style-name="Preformatted_20_Text" style:list-style-name="L17">
      <style:paragraph-properties fo:margin-top="0cm" fo:margin-bottom="0.499cm" style:writing-mode="lr-tb"/>
    </style:style>
    <style:style style:name="P37" style:family="paragraph" style:parent-style-name="Preformatted_20_Text" style:list-style-name="L18">
      <style:paragraph-properties fo:margin-top="0cm" fo:margin-bottom="0.499cm" style:writing-mode="lr-tb"/>
    </style:style>
    <style:style style:name="P38" style:family="paragraph" style:parent-style-name="Preformatted_20_Text" style:list-style-name="L19">
      <style:paragraph-properties fo:margin-top="0cm" fo:margin-bottom="0.499cm" style:writing-mode="lr-tb"/>
    </style:style>
    <style:style style:name="P39" style:family="paragraph" style:parent-style-name="Preformatted_20_Text" style:list-style-name="L20">
      <style:paragraph-properties fo:margin-top="0cm" fo:margin-bottom="0.499cm" style:writing-mode="lr-tb"/>
    </style:style>
    <style:style style:name="P40" style:family="paragraph" style:parent-style-name="Preformatted_20_Text" style:list-style-name="L21">
      <style:paragraph-properties fo:margin-top="0cm" fo:margin-bottom="0.499cm" style:writing-mode="lr-tb"/>
    </style:style>
    <style:style style:name="P41" style:family="paragraph" style:parent-style-name="Preformatted_20_Text" style:list-style-name="L22">
      <style:paragraph-properties fo:margin-top="0cm" fo:margin-bottom="0.499cm" style:writing-mode="lr-tb"/>
    </style:style>
    <style:style style:name="P42" style:family="paragraph" style:parent-style-name="Preformatted_20_Text" style:list-style-name="L23">
      <style:paragraph-properties fo:margin-top="0cm" fo:margin-bottom="0.499cm" style:writing-mode="lr-tb"/>
    </style:style>
    <style:style style:name="P43" style:family="paragraph" style:parent-style-name="Preformatted_20_Text" style:list-style-name="L24">
      <style:paragraph-properties fo:margin-top="0cm" fo:margin-bottom="0.499cm" style:writing-mode="lr-tb"/>
    </style:style>
    <style:style style:name="P44" style:family="paragraph" style:parent-style-name="Text_20_body" style:list-style-name="L1"/>
    <style:style style:name="P45" style:family="paragraph" style:parent-style-name="Text_20_body" style:list-style-name="L2"/>
    <style:style style:name="P46" style:family="paragraph" style:parent-style-name="Text_20_body" style:list-style-name="L3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7"/>
    <style:style style:name="P51" style:family="paragraph" style:parent-style-name="Text_20_body" style:list-style-name="L8"/>
    <style:style style:name="P52" style:family="paragraph" style:parent-style-name="Text_20_body" style:list-style-name="L9"/>
    <style:style style:name="P53" style:family="paragraph" style:parent-style-name="Text_20_body" style:list-style-name="L10"/>
    <style:style style:name="P54" style:family="paragraph" style:parent-style-name="Text_20_body" style:list-style-name="L11"/>
    <style:style style:name="P55" style:family="paragraph" style:parent-style-name="Text_20_body" style:list-style-name="L12"/>
    <style:style style:name="P56" style:family="paragraph" style:parent-style-name="Text_20_body" style:list-style-name="L13"/>
    <style:style style:name="P57" style:family="paragraph" style:parent-style-name="Text_20_body" style:list-style-name="L14"/>
    <style:style style:name="P58" style:family="paragraph" style:parent-style-name="Text_20_body" style:list-style-name="L15"/>
    <style:style style:name="P59" style:family="paragraph" style:parent-style-name="Text_20_body" style:list-style-name="L16"/>
    <style:style style:name="P60" style:family="paragraph" style:parent-style-name="Text_20_body" style:list-style-name="L17"/>
    <style:style style:name="P61" style:family="paragraph" style:parent-style-name="Text_20_body" style:list-style-name="L18"/>
    <style:style style:name="P62" style:family="paragraph" style:parent-style-name="Text_20_body" style:list-style-name="L19"/>
    <style:style style:name="P63" style:family="paragraph" style:parent-style-name="Text_20_body" style:list-style-name="L20"/>
    <style:style style:name="P64" style:family="paragraph" style:parent-style-name="Text_20_body" style:list-style-name="L21"/>
    <style:style style:name="P65" style:family="paragraph" style:parent-style-name="Text_20_body" style:list-style-name="L22"/>
    <style:style style:name="P66" style:family="paragraph" style:parent-style-name="Text_20_body" style:list-style-name="L23"/>
    <style:style style:name="P67" style:family="paragraph" style:parent-style-name="Text_20_body" style:list-style-name="L24"/>
    <style:style style:name="P68" style:family="paragraph" style:parent-style-name="Text_20_body" style:list-style-name="L25"/>
    <style:style style:name="P69" style:family="paragraph" style:parent-style-name="Text_20_body" style:list-style-name="L2">
      <style:paragraph-properties fo:margin-top="0cm" fo:margin-bottom="0cm"/>
    </style:style>
    <style:style style:name="P70" style:family="paragraph" style:parent-style-name="Text_20_body" style:list-style-name="L3">
      <style:paragraph-properties fo:margin-top="0cm" fo:margin-bottom="0cm"/>
    </style:style>
    <style:style style:name="P71" style:family="paragraph" style:parent-style-name="Text_20_body" style:list-style-name="L4">
      <style:paragraph-properties fo:margin-top="0cm" fo:margin-bottom="0cm"/>
    </style:style>
    <style:style style:name="P72" style:family="paragraph" style:parent-style-name="Text_20_body" style:list-style-name="L5">
      <style:paragraph-properties fo:margin-top="0cm" fo:margin-bottom="0cm"/>
    </style:style>
    <style:style style:name="P73" style:family="paragraph" style:parent-style-name="Text_20_body" style:list-style-name="L6">
      <style:paragraph-properties fo:margin-top="0cm" fo:margin-bottom="0cm"/>
    </style:style>
    <style:style style:name="P74" style:family="paragraph" style:parent-style-name="Text_20_body" style:list-style-name="L7">
      <style:paragraph-properties fo:margin-top="0cm" fo:margin-bottom="0cm"/>
    </style:style>
    <style:style style:name="P75" style:family="paragraph" style:parent-style-name="Text_20_body" style:list-style-name="L8">
      <style:paragraph-properties fo:margin-top="0cm" fo:margin-bottom="0cm"/>
    </style:style>
    <style:style style:name="P76" style:family="paragraph" style:parent-style-name="Text_20_body" style:list-style-name="L9">
      <style:paragraph-properties fo:margin-top="0cm" fo:margin-bottom="0cm"/>
    </style:style>
    <style:style style:name="P77" style:family="paragraph" style:parent-style-name="Text_20_body" style:list-style-name="L10">
      <style:paragraph-properties fo:margin-top="0cm" fo:margin-bottom="0cm"/>
    </style:style>
    <style:style style:name="P78" style:family="paragraph" style:parent-style-name="Text_20_body" style:list-style-name="L11">
      <style:paragraph-properties fo:margin-top="0cm" fo:margin-bottom="0cm"/>
    </style:style>
    <style:style style:name="P79" style:family="paragraph" style:parent-style-name="Text_20_body" style:list-style-name="L12">
      <style:paragraph-properties fo:margin-top="0cm" fo:margin-bottom="0cm"/>
    </style:style>
    <style:style style:name="P80" style:family="paragraph" style:parent-style-name="Text_20_body" style:list-style-name="L13">
      <style:paragraph-properties fo:margin-top="0cm" fo:margin-bottom="0cm"/>
    </style:style>
    <style:style style:name="P81" style:family="paragraph" style:parent-style-name="Text_20_body" style:list-style-name="L14">
      <style:paragraph-properties fo:margin-top="0cm" fo:margin-bottom="0cm"/>
    </style:style>
    <style:style style:name="P82" style:family="paragraph" style:parent-style-name="Text_20_body" style:list-style-name="L15">
      <style:paragraph-properties fo:margin-top="0cm" fo:margin-bottom="0cm"/>
    </style:style>
    <style:style style:name="P83" style:family="paragraph" style:parent-style-name="Text_20_body" style:list-style-name="L16">
      <style:paragraph-properties fo:margin-top="0cm" fo:margin-bottom="0cm"/>
    </style:style>
    <style:style style:name="P84" style:family="paragraph" style:parent-style-name="Text_20_body" style:list-style-name="L17">
      <style:paragraph-properties fo:margin-top="0cm" fo:margin-bottom="0cm"/>
    </style:style>
    <style:style style:name="P85" style:family="paragraph" style:parent-style-name="Text_20_body" style:list-style-name="L18">
      <style:paragraph-properties fo:margin-top="0cm" fo:margin-bottom="0cm"/>
    </style:style>
    <style:style style:name="P86" style:family="paragraph" style:parent-style-name="Text_20_body" style:list-style-name="L19">
      <style:paragraph-properties fo:margin-top="0cm" fo:margin-bottom="0cm"/>
    </style:style>
    <style:style style:name="P87" style:family="paragraph" style:parent-style-name="Text_20_body" style:list-style-name="L20">
      <style:paragraph-properties fo:margin-top="0cm" fo:margin-bottom="0cm"/>
    </style:style>
    <style:style style:name="P88" style:family="paragraph" style:parent-style-name="Text_20_body" style:list-style-name="L21">
      <style:paragraph-properties fo:margin-top="0cm" fo:margin-bottom="0cm"/>
    </style:style>
    <style:style style:name="P89" style:family="paragraph" style:parent-style-name="Text_20_body" style:list-style-name="L22">
      <style:paragraph-properties fo:margin-top="0cm" fo:margin-bottom="0cm"/>
    </style:style>
    <style:style style:name="P90" style:family="paragraph" style:parent-style-name="Text_20_body" style:list-style-name="L23">
      <style:paragraph-properties fo:margin-top="0cm" fo:margin-bottom="0cm"/>
    </style:style>
    <style:style style:name="P91" style:family="paragraph" style:parent-style-name="Text_20_body" style:list-style-name="L24">
      <style:paragraph-properties fo:margin-top="0cm" fo:margin-bottom="0cm"/>
    </style:style>
    <style:style style:name="P92" style:family="paragraph" style:parent-style-name="Text_20_body" style:list-style-name="L25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TML에서 <text:span text:style-name="Source_20_Text">&lt;button&gt;</text:span> 태그의 <text:span text:style-name="Source_20_Text">type</text:span> 속성에는 세 가지 주요 유형이 있습니다:</text:p>
      <text:list xml:id="list3693976429012169582" text:style-name="L1">
        <text:list-item>
          <text:p text:style-name="P44"><text:span text:style-name="Strong_20_Emphasis">submit</text:span>: 폼 데이터를 서버로 제출합니다. 사용자가 폼을 작성한 후 "제출" 버튼을 누르면 이 타입의 버튼이 작동합니다. (<text:span text:style-name="Source_20_Text">type="submit"</text:span>)</text:p>
        </text:list-item>
        <text:list-item>
          <text:p text:style-name="P44"><text:span text:style-name="Strong_20_Emphasis">button</text:span>: 아무런 기본 동작이 없는 일반 버튼으로, 주로 자바스크립트를 통해 커스텀 동작을 정의할 때 사용됩니다. (<text:span text:style-name="Source_20_Text">type="button"</text:span>)</text:p>
        </text:list-item>
        <text:list-item>
          <text:p text:style-name="P44"><text:span text:style-name="Strong_20_Emphasis">reset</text:span>: 폼의 모든 입력값을 초기 상태로 되돌립니다. 주로 "초기화" 버튼으로 사용됩니다. (<text:span text:style-name="Source_20_Text">type="reset"</text:span>)</text:p>
        </text:list-item>
      </text:list>
      <text:p text:style-name="Standard"/>
      <text:p text:style-name="Standard"/>
      <text:p text:style-name="Text_20_body"><text:span text:style-name="Source_20_Text">th:href</text:span>와 <text:span text:style-name="Source_20_Text">th:action</text:span>은 둘 다 Thymeleaf에서 URL을 생성하는 데 사용되지만, 주로 사용되는 컨텍스트와 목적이 다릅니다.</text:p>
      <text:h text:style-name="Heading_20_3" text:outline-level="3">1. <text:span text:style-name="Source_20_Text">th:href</text:span></text:h>
      <text:list xml:id="list567487998322776805" text:style-name="L2">
        <text:list-item>
          <text:p text:style-name="P69"><text:span text:style-name="Strong_20_Emphasis">용도</text:span>: 주로 링크(<text:span text:style-name="Source_20_Text">&lt;a&gt;</text:span> 태그)나 외부 리소스(이미지, 스타일시트 등)에 대한 참조를 생성할 때 사용됩니다.</text:p>
        </text:list-item>
        <text:list-item>
          <text:p text:style-name="P69"><text:span text:style-name="Strong_20_Emphasis">태그</text:span>: <text:span text:style-name="Source_20_Text">&lt;a&gt;</text:span>, <text:span text:style-name="Source_20_Text">&lt;link&gt;</text:span>, <text:span text:style-name="Source_20_Text">&lt;script&gt;</text:span>, <text:span text:style-name="Source_20_Text">&lt;img&gt;</text:span> 등과 같이 <text:span text:style-name="Source_20_Text">href</text:span> 속성이 있는 태그에서 사용됩니다.</text:p>
        </text:list-item>
        <text:list-item>
          <text:p text:style-name="P45"><text:span text:style-name="Strong_20_Emphasis">동작</text:span>: <text:span text:style-name="Source_20_Text">th:href</text:span>는 URL을 동적으로 생성하여 링크를 설정하거나 리소스를 로드하는 데 사용됩니다.</text:p>
        </text:list-item>
      </text:list>
      <text:p text:style-name="Text_20_body"><text:span text:style-name="Strong_20_Emphasis">예시</text:span>:</text:p>
      <text:p text:style-name="Preformatted_20_Text">html</text:p>
      <text:p text:style-name="Preformatted_20_Text">코드 복사</text:p>
      <text:p text:style-name="P2"><text:span text:style-name="Source_20_Text">&lt;a th:href="@{'/detail/' + ${item.id}}"&gt;상세 보기&lt;/a&gt;</text:span></text:p>
      <text:p text:style-name="Text_20_body">위 예시에서는 <text:span text:style-name="Source_20_Text">item.id</text:span>에 따라 <text:span text:style-name="Source_20_Text">/detail/{id}</text:span>로 이동하는 링크가 생성됩니다.</text:p>
      <text:h text:style-name="Heading_20_3" text:outline-level="3">2. <text:span text:style-name="Source_20_Text">th:action</text:span></text:h>
      <text:list xml:id="list8786335910622087326" text:style-name="L3">
        <text:list-item>
          <text:p text:style-name="P70"><text:span text:style-name="Strong_20_Emphasis">용도</text:span>: 주로 폼 제출 시 요청이 전송될 서버의 URL을 지정하는 데 사용됩니다.</text:p>
        </text:list-item>
        <text:list-item>
          <text:p text:style-name="P70"><text:span text:style-name="Strong_20_Emphasis">태그</text:span>: <text:span text:style-name="Source_20_Text">&lt;form&gt;</text:span> 태그의 <text:span text:style-name="Source_20_Text">action</text:span> 속성에 사용됩니다.</text:p>
        </text:list-item>
        <text:list-item>
          <text:p text:style-name="P46"><text:span text:style-name="Strong_20_Emphasis">동작</text:span>: <text:span text:style-name="Source_20_Text">th:action</text:span>은 폼을 제출할 때 서버로 보내는 요청의 목적지 URL을 동적으로 설정합니다. 폼이 제출될 때, 지정된 URL로 <text:span text:style-name="Source_20_Text">GET</text:span> 또는 <text:span text:style-name="Source_20_Text">POST</text:span> 요청이 전송됩니다.</text:p>
        </text:list-item>
      </text:list>
      <text:p text:style-name="Text_20_body"><text:span text:style-name="Strong_20_Emphasis">예시</text:span>:</text:p>
      <text:p text:style-name="Preformatted_20_Text">html</text:p>
      <text:p text:style-name="Preformatted_20_Text">코드 복사</text:p>
      <text:p text:style-name="P1"><text:span text:style-name="Source_20_Text">&lt;form th:action="@{'/delete/' + ${item.id}}" method="POST"&gt;</text:span></text:p>
      <text:p text:style-name="P1"><text:span text:style-name="Source_20_Text"><text:s text:c="4"/>&lt;button type="submit"&gt;삭제&lt;/button&gt;</text:span></text:p>
      <text:p text:style-name="P2"><text:span text:style-name="Source_20_Text">&lt;/form&gt;</text:span></text:p>
      <text:p text:style-name="Text_20_body">위 예시에서는 폼이 제출되면 <text:span text:style-name="Source_20_Text">/delete/{id}</text:span>로 <text:span text:style-name="Source_20_Text">POST</text:span> 요청이 전송됩니다.</text:p>
      <text:h text:style-name="Heading_20_3" text:outline-level="3">요약</text:h>
      <text:list xml:id="list3334576203222236118" text:style-name="L4">
        <text:list-item>
          <text:p text:style-name="P71">**<text:span text:style-name="Source_20_Text">th:href</text:span>**는 링크나 외부 리소스의 참조를 동적으로 생성할 때 사용됩니다.</text:p>
          <text:p text:style-name="P47"><text:soft-page-break/>HTML의 <text:span text:style-name="Source_20_Text">&lt;input&gt;</text:span> 요소는 사용자로부터 데이터를 입력받기 위해 사용되며, 다양한 타입을 제공하여 여러 형태의 입력을 받을 수 있습니다. 각 타입은 고유한 용도와 동작을 가지며, 사용자 경험을 향상시키는 데 중요한 역할을 합니다.</text:p>
        </text:list-item>
      </text:list>
      <text:p text:style-name="Text_20_body">다음은 HTML5에서 사용할 수 있는 <text:span text:style-name="Source_20_Text">&lt;input&gt;</text:span> 타입과 그 용도입니다:</text:p>
      <text:h text:style-name="Heading_20_3" text:outline-level="3">1. <text:span text:style-name="Source_20_Text">text</text:span></text:h>
      <text:list xml:id="list4159564617356282009" text:style-name="L5">
        <text:list-item>
          <text:p text:style-name="P72"><text:span text:style-name="Strong_20_Emphasis">설명</text:span>: 일반적인 텍스트 입력 필드로, 단일 줄의 텍스트를 입력받습니다.</text:p>
        </text:list-item>
        <text:list-item>
          <text:p text:style-name="P48"><text:span text:style-name="Strong_20_Emphasis">예시</text:span>:</text:p>
          <text:p text:style-name="P3">html</text:p>
          <text:p text:style-name="P3">코드 복사</text:p>
          <text:p text:style-name="P24"><text:span text:style-name="Source_20_Text">&lt;input type="text" name="username"&gt;</text:span></text:p>
        </text:list-item>
      </text:list>
      <text:h text:style-name="Heading_20_3" text:outline-level="3">2. <text:span text:style-name="Source_20_Text">password</text:span></text:h>
      <text:list xml:id="list1671607543739685465" text:style-name="L6">
        <text:list-item>
          <text:p text:style-name="P73"><text:span text:style-name="Strong_20_Emphasis">설명</text:span>: 비밀번호 입력 필드로, 입력된 텍스트가 보이지 않도록 마스킹됩니다.</text:p>
        </text:list-item>
        <text:list-item>
          <text:p text:style-name="P49"><text:span text:style-name="Strong_20_Emphasis">예시</text:span>:</text:p>
          <text:p text:style-name="P4">html</text:p>
          <text:p text:style-name="P4">코드 복사</text:p>
          <text:p text:style-name="P25"><text:span text:style-name="Source_20_Text">&lt;input type="password" name="password"&gt;</text:span></text:p>
        </text:list-item>
      </text:list>
      <text:h text:style-name="Heading_20_3" text:outline-level="3">3. <text:span text:style-name="Source_20_Text">hidden</text:span></text:h>
      <text:list xml:id="list3086946155721130402" text:style-name="L7">
        <text:list-item>
          <text:p text:style-name="P74"><text:span text:style-name="Strong_20_Emphasis">설명</text:span>: 사용자에게 보이지 않는 숨겨진 입력 필드입니다. 폼 데이터를 서버로 전송할 때 사용됩니다.</text:p>
        </text:list-item>
        <text:list-item>
          <text:p text:style-name="P50"><text:span text:style-name="Strong_20_Emphasis">예시</text:span>:</text:p>
          <text:p text:style-name="P5">html</text:p>
          <text:p text:style-name="P5">코드 복사</text:p>
          <text:p text:style-name="P26"><text:span text:style-name="Source_20_Text">&lt;input type="hidden" name="id" value="12345"&gt;</text:span></text:p>
        </text:list-item>
      </text:list>
      <text:h text:style-name="Heading_20_3" text:outline-level="3">4. <text:span text:style-name="Source_20_Text">checkbox</text:span></text:h>
      <text:list xml:id="list6263507341801478487" text:style-name="L8">
        <text:list-item>
          <text:p text:style-name="P75"><text:span text:style-name="Strong_20_Emphasis">설명</text:span>: 체크박스 필드로, 여러 항목 중 하나 이상을 선택할 수 있습니다.</text:p>
        </text:list-item>
        <text:list-item>
          <text:p text:style-name="P51"><text:span text:style-name="Strong_20_Emphasis">예시</text:span>:</text:p>
          <text:p text:style-name="P6">html</text:p>
          <text:p text:style-name="P6">코드 복사</text:p>
          <text:p text:style-name="P27"><text:span text:style-name="Source_20_Text">&lt;input type="checkbox" name="subscribe" value="yes"&gt;</text:span></text:p>
        </text:list-item>
      </text:list>
      <text:h text:style-name="Heading_20_3" text:outline-level="3">5. <text:span text:style-name="Source_20_Text">radio</text:span></text:h>
      <text:list xml:id="list1061617849500285000" text:style-name="L9">
        <text:list-item>
          <text:p text:style-name="P76"><text:span text:style-name="Strong_20_Emphasis">설명</text:span>: 라디오 버튼으로, 여러 항목 중 하나만 선택할 수 있습니다. 같은 그룹으로 묶으려면 <text:span text:style-name="Source_20_Text">name</text:span> 속성이 동일해야 합니다.</text:p>
        </text:list-item>
        <text:list-item>
          <text:p text:style-name="P52"><text:span text:style-name="Strong_20_Emphasis">예시</text:span>:</text:p>
          <text:p text:style-name="P7">html</text:p>
          <text:p text:style-name="P7">코드 복사</text:p>
          <text:p text:style-name="P23"><text:span text:style-name="Source_20_Text">&lt;input type="radio" name="gender" value="male"&gt; Male</text:span></text:p>
          <text:p text:style-name="P28"><text:span text:style-name="Source_20_Text">&lt;input type="radio" name="gender" value="female"&gt; Female</text:span></text:p>
        </text:list-item>
      </text:list>
      <text:h text:style-name="Heading_20_3" text:outline-level="3"><text:soft-page-break/>6. <text:span text:style-name="Source_20_Text">file</text:span></text:h>
      <text:list xml:id="list5042313025532901756" text:style-name="L10">
        <text:list-item>
          <text:p text:style-name="P77"><text:span text:style-name="Strong_20_Emphasis">설명</text:span>: 파일 선택 필드로, 사용자가 로컬 파일을 업로드할 수 있습니다.</text:p>
        </text:list-item>
        <text:list-item>
          <text:p text:style-name="P53"><text:span text:style-name="Strong_20_Emphasis">예시</text:span>:</text:p>
          <text:p text:style-name="P8">html</text:p>
          <text:p text:style-name="P8">코드 복사</text:p>
          <text:p text:style-name="P29"><text:span text:style-name="Source_20_Text">&lt;input type="file" name="profilePicture"&gt;</text:span></text:p>
        </text:list-item>
      </text:list>
      <text:h text:style-name="Heading_20_3" text:outline-level="3">7. <text:span text:style-name="Source_20_Text">submit</text:span></text:h>
      <text:list xml:id="list5838035270669047878" text:style-name="L11">
        <text:list-item>
          <text:p text:style-name="P78"><text:span text:style-name="Strong_20_Emphasis">설명</text:span>: 폼을 제출하는 버튼입니다. 클릭하면 폼 데이터를 서버로 전송합니다.</text:p>
        </text:list-item>
        <text:list-item>
          <text:p text:style-name="P54"><text:span text:style-name="Strong_20_Emphasis">예시</text:span>:</text:p>
          <text:p text:style-name="P9">html</text:p>
          <text:p text:style-name="P9">코드 복사</text:p>
          <text:p text:style-name="P30"><text:span text:style-name="Source_20_Text">&lt;input type="submit" value="Submit"&gt;</text:span></text:p>
        </text:list-item>
      </text:list>
      <text:h text:style-name="Heading_20_3" text:outline-level="3">8. <text:span text:style-name="Source_20_Text">reset</text:span></text:h>
      <text:list xml:id="list2027297295214274472" text:style-name="L12">
        <text:list-item>
          <text:p text:style-name="P79"><text:span text:style-name="Strong_20_Emphasis">설명</text:span>: 폼의 모든 입력 필드를 초기화(리셋)하는 버튼입니다.</text:p>
        </text:list-item>
        <text:list-item>
          <text:p text:style-name="P55"><text:span text:style-name="Strong_20_Emphasis">예시</text:span>:</text:p>
          <text:p text:style-name="P10">html</text:p>
          <text:p text:style-name="P10">코드 복사</text:p>
          <text:p text:style-name="P31"><text:span text:style-name="Source_20_Text">&lt;input type="reset" value="Reset"&gt;</text:span></text:p>
        </text:list-item>
      </text:list>
      <text:h text:style-name="Heading_20_3" text:outline-level="3">9. <text:span text:style-name="Source_20_Text">button</text:span></text:h>
      <text:list xml:id="list1457359537163389354" text:style-name="L13">
        <text:list-item>
          <text:p text:style-name="P80"><text:span text:style-name="Strong_20_Emphasis">설명</text:span>: 일반 버튼으로, 클릭했을 때 JavaScript 이벤트를 트리거하거나 다른 작업을 수행할 수 있습니다.</text:p>
        </text:list-item>
        <text:list-item>
          <text:p text:style-name="P56"><text:span text:style-name="Strong_20_Emphasis">예시</text:span>:</text:p>
          <text:p text:style-name="P11">html</text:p>
          <text:p text:style-name="P11">코드 복사</text:p>
          <text:p text:style-name="P32"><text:span text:style-name="Source_20_Text">&lt;input type="button" value="Click Me" onclick="alert('Button clicked!')"&gt;</text:span></text:p>
        </text:list-item>
      </text:list>
      <text:h text:style-name="Heading_20_3" text:outline-level="3">10. <text:span text:style-name="Source_20_Text">color</text:span></text:h>
      <text:list xml:id="list459873630152523813" text:style-name="L14">
        <text:list-item>
          <text:p text:style-name="P81"><text:span text:style-name="Strong_20_Emphasis">설명</text:span>: 색상 선택 필드로, 사용자가 색상을 선택할 수 있는 색상 선택기를 제공합니다.</text:p>
        </text:list-item>
        <text:list-item>
          <text:p text:style-name="P57"><text:span text:style-name="Strong_20_Emphasis">예시</text:span>:</text:p>
          <text:p text:style-name="P12">html</text:p>
          <text:p text:style-name="P12">코드 복사</text:p>
          <text:p text:style-name="P33"><text:span text:style-name="Source_20_Text">&lt;input type="color" name="favcolor" value="#ff0000"&gt;</text:span>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11. <text:span text:style-name="Source_20_Text">date</text:span></text:h>
      <text:list xml:id="list2901450189453348819" text:style-name="L15">
        <text:list-item>
          <text:p text:style-name="P82"><text:span text:style-name="Strong_20_Emphasis">설명</text:span>: 날짜 입력 필드로, 사용자에게 날짜 선택기를 제공합니다.</text:p>
        </text:list-item>
        <text:list-item>
          <text:p text:style-name="P58"><text:span text:style-name="Strong_20_Emphasis">예시</text:span>:</text:p>
          <text:p text:style-name="P13">html</text:p>
          <text:p text:style-name="P13">코드 복사</text:p>
          <text:p text:style-name="P34"><text:span text:style-name="Source_20_Text">&lt;input type="date" name="bday"&gt;</text:span></text:p>
        </text:list-item>
      </text:list>
      <text:h text:style-name="Heading_20_3" text:outline-level="3">12. <text:span text:style-name="Source_20_Text">datetime-local</text:span></text:h>
      <text:list xml:id="list2405114266319893922" text:style-name="L16">
        <text:list-item>
          <text:p text:style-name="P83"><text:span text:style-name="Strong_20_Emphasis">설명</text:span>: 로컬 날짜 및 시간 입력 필드로, 날짜와 시간을 함께 입력받을 수 있습니다.</text:p>
        </text:list-item>
        <text:list-item>
          <text:p text:style-name="P59"><text:span text:style-name="Strong_20_Emphasis">예시</text:span>:</text:p>
          <text:p text:style-name="P14">html</text:p>
          <text:p text:style-name="P14">코드 복사</text:p>
          <text:p text:style-name="P35"><text:span text:style-name="Source_20_Text">&lt;input type="datetime-local" name="meeting"&gt;</text:span></text:p>
        </text:list-item>
      </text:list>
      <text:h text:style-name="Heading_20_3" text:outline-level="3">13. <text:span text:style-name="Source_20_Text">email</text:span></text:h>
      <text:list xml:id="list683803951041396045" text:style-name="L17">
        <text:list-item>
          <text:p text:style-name="P84"><text:span text:style-name="Strong_20_Emphasis">설명</text:span>: 이메일 입력 필드로, 사용자가 이메일 주소를 입력하도록 합니다. 브라우저가 형식을 검증합니다.</text:p>
        </text:list-item>
        <text:list-item>
          <text:p text:style-name="P60"><text:span text:style-name="Strong_20_Emphasis">예시</text:span>:</text:p>
          <text:p text:style-name="P15">html</text:p>
          <text:p text:style-name="P15">코드 복사</text:p>
          <text:p text:style-name="P36"><text:span text:style-name="Source_20_Text">&lt;input type="email" name="email"&gt;</text:span></text:p>
        </text:list-item>
      </text:list>
      <text:h text:style-name="Heading_20_3" text:outline-level="3">14. <text:span text:style-name="Source_20_Text">number</text:span></text:h>
      <text:list xml:id="list6160735345760845510" text:style-name="L18">
        <text:list-item>
          <text:p text:style-name="P85"><text:span text:style-name="Strong_20_Emphasis">설명</text:span>: 숫자 입력 필드로, 숫자만 입력받을 수 있습니다. 최소값, 최대값, 단계 등을 설정할 수 있습니다.</text:p>
        </text:list-item>
        <text:list-item>
          <text:p text:style-name="P61"><text:span text:style-name="Strong_20_Emphasis">예시</text:span>:</text:p>
          <text:p text:style-name="P16">html</text:p>
          <text:p text:style-name="P16">코드 복사</text:p>
          <text:p text:style-name="P37"><text:span text:style-name="Source_20_Text">&lt;input type="number" name="quantity" min="1" max="10"&gt;</text:span></text:p>
        </text:list-item>
      </text:list>
      <text:h text:style-name="Heading_20_3" text:outline-level="3">15. <text:span text:style-name="Source_20_Text">range</text:span></text:h>
      <text:list xml:id="list7893797469917686850" text:style-name="L19">
        <text:list-item>
          <text:p text:style-name="P86"><text:span text:style-name="Strong_20_Emphasis">설명</text:span>: 슬라이더로, 정해진 범위 내의 숫자 값을 선택할 수 있습니다.</text:p>
        </text:list-item>
        <text:list-item>
          <text:p text:style-name="P62"><text:span text:style-name="Strong_20_Emphasis">예시</text:span>:</text:p>
          <text:p text:style-name="P17">html</text:p>
          <text:p text:style-name="P17">코드 복사</text:p>
          <text:p text:style-name="P38"><text:span text:style-name="Source_20_Text">&lt;input type="range" name="volume" min="0" max="100"&gt;</text:span></text:p>
        </text:list-item>
      </text:list>
      <text:h text:style-name="Heading_20_3" text:outline-level="3"><text:soft-page-break/>16. <text:span text:style-name="Source_20_Text">search</text:span></text:h>
      <text:list xml:id="list8012056794308320968" text:style-name="L20">
        <text:list-item>
          <text:p text:style-name="P87"><text:span text:style-name="Strong_20_Emphasis">설명</text:span>: 검색 필드로, 텍스트 입력과 유사하지만 검색어를 입력받기 위한 필드입니다.</text:p>
        </text:list-item>
        <text:list-item>
          <text:p text:style-name="P63"><text:span text:style-name="Strong_20_Emphasis">예시</text:span>:</text:p>
          <text:p text:style-name="P18">html</text:p>
          <text:p text:style-name="P18">코드 복사</text:p>
          <text:p text:style-name="P39"><text:span text:style-name="Source_20_Text">&lt;input type="search" name="search"&gt;</text:span></text:p>
        </text:list-item>
      </text:list>
      <text:h text:style-name="Heading_20_3" text:outline-level="3">17. <text:span text:style-name="Source_20_Text">tel</text:span></text:h>
      <text:list xml:id="list6878638953617319666" text:style-name="L21">
        <text:list-item>
          <text:p text:style-name="P88"><text:span text:style-name="Strong_20_Emphasis">설명</text:span>: 전화번호 입력 필드로, 전화번호 입력에 적합한 형식을 제공합니다.</text:p>
        </text:list-item>
        <text:list-item>
          <text:p text:style-name="P64"><text:span text:style-name="Strong_20_Emphasis">예시</text:span>:</text:p>
          <text:p text:style-name="P19">html</text:p>
          <text:p text:style-name="P19">코드 복사</text:p>
          <text:p text:style-name="P40"><text:span text:style-name="Source_20_Text">&lt;input type="tel" name="phone"&gt;</text:span></text:p>
        </text:list-item>
      </text:list>
      <text:h text:style-name="Heading_20_3" text:outline-level="3">18. <text:span text:style-name="Source_20_Text">time</text:span></text:h>
      <text:list xml:id="list743662033963910837" text:style-name="L22">
        <text:list-item>
          <text:p text:style-name="P89"><text:span text:style-name="Strong_20_Emphasis">설명</text:span>: 시간 입력 필드로, 시간 입력을 위한 선택기를 제공합니다.</text:p>
        </text:list-item>
        <text:list-item>
          <text:p text:style-name="P65"><text:span text:style-name="Strong_20_Emphasis">예시</text:span>:</text:p>
          <text:p text:style-name="P20">html</text:p>
          <text:p text:style-name="P20">코드 복사</text:p>
          <text:p text:style-name="P41"><text:span text:style-name="Source_20_Text">&lt;input type="time" name="appt"&gt;</text:span></text:p>
        </text:list-item>
      </text:list>
      <text:h text:style-name="Heading_20_3" text:outline-level="3">19. <text:span text:style-name="Source_20_Text">url</text:span></text:h>
      <text:list xml:id="list1907586592949928126" text:style-name="L23">
        <text:list-item>
          <text:p text:style-name="P90"><text:span text:style-name="Strong_20_Emphasis">설명</text:span>: URL 입력 필드로, 웹 주소 입력을 위해 사용됩니다.</text:p>
        </text:list-item>
        <text:list-item>
          <text:p text:style-name="P66"><text:span text:style-name="Strong_20_Emphasis">예시</text:span>:</text:p>
          <text:p text:style-name="P21">html</text:p>
          <text:p text:style-name="P21">코드 복사</text:p>
          <text:p text:style-name="P42"><text:span text:style-name="Source_20_Text">&lt;input type="url" name="homepage"&gt;</text:span></text:p>
        </text:list-item>
      </text:list>
      <text:h text:style-name="Heading_20_3" text:outline-level="3">20. <text:span text:style-name="Source_20_Text">week</text:span></text:h>
      <text:list xml:id="list5383977708502645205" text:style-name="L24">
        <text:list-item>
          <text:p text:style-name="P91"><text:span text:style-name="Strong_20_Emphasis">설명</text:span>: 연도와 주를 입력받을 수 있는 필드입니다.</text:p>
        </text:list-item>
        <text:list-item>
          <text:p text:style-name="P67"><text:span text:style-name="Strong_20_Emphasis">예시</text:span>:</text:p>
          <text:p text:style-name="P22">html</text:p>
          <text:p text:style-name="P22">코드 복사</text:p>
          <text:p text:style-name="P43"><text:span text:style-name="Source_20_Text">&lt;input type="week" name="week_year"&gt;</text:span></text:p>
        </text:list-item>
      </text:list>
      <text:h text:style-name="Heading_20_3" text:outline-level="3">요약</text:h>
      <text:list xml:id="list2467404837264550868" text:style-name="L25">
        <text:list-item>
          <text:p text:style-name="P92"><text:span text:style-name="Strong_20_Emphasis">기본 텍스트 입력</text:span>: <text:span text:style-name="Source_20_Text">text</text:span>, <text:span text:style-name="Source_20_Text">password</text:span>, <text:span text:style-name="Source_20_Text">search</text:span></text:p>
        </text:list-item>
        <text:list-item>
          <text:p text:style-name="P92"><text:span text:style-name="Strong_20_Emphasis">날짜 및 시간</text:span>: <text:span text:style-name="Source_20_Text">date</text:span>, <text:span text:style-name="Source_20_Text">datetime-local</text:span>, <text:span text:style-name="Source_20_Text">time</text:span>, <text:span text:style-name="Source_20_Text">week</text:span></text:p>
        </text:list-item>
        <text:list-item>
          <text:p text:style-name="P92"><text:span text:style-name="Strong_20_Emphasis">특정 유형</text:span>: <text:span text:style-name="Source_20_Text">email</text:span>, <text:span text:style-name="Source_20_Text">url</text:span>, <text:span text:style-name="Source_20_Text">tel</text:span></text:p>
        </text:list-item>
        <text:list-item>
          <text:p text:style-name="P92"><text:span text:style-name="Strong_20_Emphasis">선택형 입력</text:span>: <text:span text:style-name="Source_20_Text">checkbox</text:span>, <text:span text:style-name="Source_20_Text">radio</text:span>, <text:span text:style-name="Source_20_Text">file</text:span>, <text:span text:style-name="Source_20_Text">color</text:span>, <text:span text:style-name="Source_20_Text">range</text:span></text:p>
        </text:list-item>
        <text:list-item>
          <text:p text:style-name="P68"><text:span text:style-name="Strong_20_Emphasis">버튼</text:span>: <text:span text:style-name="Source_20_Text">submit</text:span>, <text:span text:style-name="Source_20_Text">reset</text:span>, <text:span text:style-name="Source_20_Text">butt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2T18:22:08.04</meta:creation-date>
    <dc:date>2024-08-22T18:43:31.17</dc:date>
    <meta:editing-duration>PT1M2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5" meta:paragraph-count="156" meta:word-count="1767" meta:character-count="3705"/>
  </office:meta>
</office:document-meta>
</file>